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1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fdata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time-appekg-rf1000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7.07" calcext:value-type="float">
            <text:p>7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-appekg-rf1000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-appekg-rf1000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-appekg-rf1000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7.17" calcext:value-type="float">
            <text:p>7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-appekg-rf1000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7.46" calcext:value-type="float">
            <text:p>7.46</text:p>
          </table:table-cell>
          <table:table-cell table:formula="of:=AVERAGE([.D1:.D5])" office:value-type="float" office:value="7.304" calcext:value-type="float">
            <text:p>7.304</text:p>
          </table:table-cell>
          <table:table-cell table:formula="of:=[.E5]/[.E$25]" office:value-type="float" office:value="1.06565509191713" calcext:value-type="float">
            <text:p>1.06565509191713</text:p>
          </table:table-cell>
        </table:table-row>
        <table:table-row table:style-name="ro1">
          <table:table-cell office:value-type="string" calcext:value-type="string">
            <text:p>time-appekg-rf100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6.69" calcext:value-type="float">
            <text:p>6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-appekg-rf100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6.78" calcext:value-type="float">
            <text:p>6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-appekg-rf100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7.45" calcext:value-type="float">
            <text:p>7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-appekg-rf100</text:p>
          </table:table-cell>
          <table:table-cell office:value-type="float" office:value="0.03" calcext:value-type="float">
            <text:p>0.03</text:p>
          </table:table-cell>
          <table:table-cell office:value-type="float" office:value="0.09" calcext:value-type="float">
            <text:p>0.09</text:p>
          </table:table-cell>
          <table:table-cell office:value-type="float" office:value="6.89" calcext:value-type="float">
            <text:p>6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-appekg-rf100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6.95" calcext:value-type="float">
            <text:p>6.95</text:p>
          </table:table-cell>
          <table:table-cell table:formula="of:=AVERAGE([.D6:.D10])" office:value-type="float" office:value="6.952" calcext:value-type="float">
            <text:p>6.952</text:p>
          </table:table-cell>
          <table:table-cell table:formula="of:=[.E10]/[.E$25]" office:value-type="float" office:value="1.01429822001751" calcext:value-type="float">
            <text:p>1.01429822001751</text:p>
          </table:table-cell>
        </table:table-row>
        <table:table-row table:style-name="ro1">
          <table:table-cell office:value-type="string" calcext:value-type="string">
            <text:p>time-appekg-rf10</text:p>
          </table:table-cell>
          <table:table-cell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office:value-type="float" office:value="7.75" calcext:value-type="float">
            <text:p>7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-appekg-rf10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7.77" calcext:value-type="float">
            <text:p>7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-appekg-rf10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7.96" calcext:value-type="float">
            <text:p>7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-appekg-rf10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7.79" calcext:value-type="float">
            <text:p>7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-appekg-rf10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8.27" calcext:value-type="float">
            <text:p>8.27</text:p>
          </table:table-cell>
          <table:table-cell table:formula="of:=AVERAGE([.D11:.D15])" office:value-type="float" office:value="7.908" calcext:value-type="float">
            <text:p>7.908</text:p>
          </table:table-cell>
          <table:table-cell table:formula="of:=[.E15]/[.E$25]" office:value-type="float" office:value="1.15377881529034" calcext:value-type="float">
            <text:p>1.15377881529034</text:p>
          </table:table-cell>
        </table:table-row>
        <table:table-row table:style-name="ro1">
          <table:table-cell office:value-type="string" calcext:value-type="string">
            <text:p>time-appekg-rf1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23.04" calcext:value-type="float">
            <text:p>23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-appekg-rf1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23.28" calcext:value-type="float">
            <text:p>23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-appekg-rf1</text:p>
          </table:table-cell>
          <table:table-cell office:value-type="float" office:value="0.03" calcext:value-type="float">
            <text:p>0.03</text:p>
          </table:table-cell>
          <table:table-cell office:value-type="float" office:value="0.09" calcext:value-type="float">
            <text:p>0.09</text:p>
          </table:table-cell>
          <table:table-cell office:value-type="float" office:value="22.67" calcext:value-type="float">
            <text:p>22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-appekg-rf1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23.37" calcext:value-type="float">
            <text:p>23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-appekg-rf1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23.4" calcext:value-type="float">
            <text:p>23.4</text:p>
          </table:table-cell>
          <table:table-cell table:formula="of:=AVERAGE([.D16:.D20])" office:value-type="float" office:value="23.152" calcext:value-type="float">
            <text:p>23.152</text:p>
          </table:table-cell>
          <table:table-cell table:formula="of:=[.E20]/[.E$25]" office:value-type="float" office:value="3.37788152903414" calcext:value-type="float">
            <text:p>3.37788152903414</text:p>
          </table:table-cell>
        </table:table-row>
        <table:table-row table:style-name="ro1">
          <table:table-cell office:value-type="string" calcext:value-type="string">
            <text:p>time-clean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6.73" calcext:value-type="float">
            <text:p>6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-clean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6.75" calcext:value-type="float">
            <text:p>6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-clean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6.75" calcext:value-type="float">
            <text:p>6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-clean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6.75" calcext:value-type="float">
            <text:p>6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-clean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7.29" calcext:value-type="float">
            <text:p>7.29</text:p>
          </table:table-cell>
          <table:table-cell table:formula="of:=AVERAGE([.D21:.D25])" office:value-type="float" office:value="6.854" calcext:value-type="float">
            <text:p>6.85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8T09:50:58.856211305</dc:date>
    <meta:editing-duration>PT2M55S</meta:editing-duration>
    <meta:editing-cycles>2</meta:editing-cycles>
    <meta:generator>LibreOffice/7.3.7.2$Linux_X86_64 LibreOffice_project/30$Build-2</meta:generator>
    <meta:document-statistic meta:table-count="1" meta:cell-count="109" meta:object-count="0"/>
  </office:meta>
</office:document-meta>
</file>